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12" svg:font-family="'LM Roman 12'"/>
    <style:font-face style:name="FreeSans1" svg:font-family="FreeSans" style:font-family-generic="swiss"/>
    <style:font-face style:name="LM Sans 12" svg:font-family="'LM Sans 12'" style:font-family-generic="swiss"/>
    <style:font-face style:name="LM Mono 10" svg:font-family="'LM Mono 10'" style:font-pitch="fixed"/>
    <style:font-face style:name="LM Mono 12" svg:font-family="'LM Mono 12'" style:font-pitch="fixed"/>
    <style:font-face style:name="LM Roman 10" svg:font-family="'LM Roman 10'" style:font-pitch="variable"/>
    <style:font-face style:name="LM Roman 121" svg:font-family="'LM Roman 12'" style:font-pitch="variable"/>
    <style:font-face style:name="LM Sans 121" svg:font-family="'LM Sans 12'"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3ed8" officeooo:paragraph-rsid="00123ed8"/>
    </style:style>
    <style:style style:name="P2" style:family="paragraph" style:parent-style-name="Standard">
      <style:paragraph-properties fo:text-align="center" style:justify-single-word="false"/>
      <style:text-properties officeooo:rsid="00123ed8" officeooo:paragraph-rsid="00123ed8"/>
    </style:style>
    <style:style style:name="P3" style:family="paragraph" style:parent-style-name="Standard">
      <style:paragraph-properties fo:text-align="justify" style:justify-single-word="false"/>
      <style:text-properties style:font-name="LM Roman 10" fo:font-size="10pt" officeooo:rsid="00123ed8" officeooo:paragraph-rsid="00123ed8" style:font-size-asian="10pt" style:font-size-complex="10pt"/>
    </style:style>
    <style:style style:name="P4" style:family="paragraph" style:parent-style-name="Standard">
      <style:paragraph-properties fo:text-align="justify" style:justify-single-word="false"/>
      <style:text-properties style:font-name="LM Roman 10" fo:font-size="10pt" officeooo:rsid="00123ed8" officeooo:paragraph-rsid="001615c0" style:font-size-asian="10pt" style:font-size-complex="10pt"/>
    </style:style>
    <style:style style:name="P5" style:family="paragraph" style:parent-style-name="Standard">
      <style:paragraph-properties fo:text-align="center" style:justify-single-word="false"/>
      <style:text-properties style:font-name="LM Roman 10" fo:font-size="10pt" officeooo:rsid="00123ed8" officeooo:paragraph-rsid="00123ed8" style:font-size-asian="10pt" style:font-size-complex="10pt"/>
    </style:style>
    <style:style style:name="P6" style:family="paragraph" style:parent-style-name="Standard">
      <style:paragraph-properties fo:text-align="center" style:justify-single-word="false"/>
      <style:text-properties style:font-name="LM Roman 121" fo:font-size="14pt" officeooo:rsid="00123ed8" officeooo:paragraph-rsid="00123ed8" style:font-size-asian="14pt" style:font-size-complex="14pt"/>
    </style:style>
    <style:style style:name="P7" style:family="paragraph" style:parent-style-name="Standard">
      <style:paragraph-properties fo:text-align="justify" style:justify-single-word="false"/>
      <style:text-properties style:font-name="LM Sans 121" fo:font-size="10pt" officeooo:rsid="00123ed8" officeooo:paragraph-rsid="00123ed8" style:font-size-asian="10pt" style:font-size-complex="10pt"/>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42079"/>
    </style:style>
    <style:style style:name="T5" style:family="text">
      <style:text-properties style:font-name="LM Roman 121" fo:font-size="14pt" style:font-size-asian="14pt" style:font-size-complex="14pt"/>
    </style:style>
    <style:style style:name="T6" style:family="text">
      <style:text-properties officeooo:rsid="001615c0"/>
    </style:style>
    <style:style style:name="T7" style:family="text">
      <style:text-properties style:font-name="LM Mono 10"/>
    </style:style>
    <style:style style:name="T8" style:family="text">
      <style:text-properties style:font-name="LM Sans 121"/>
    </style:style>
    <style:style style:name="T9" style:family="text">
      <style:text-properties style:font-name="LM Sans 121" officeooo:rsid="0018ad85"/>
    </style:style>
    <style:style style:name="T10" style:family="text">
      <style:text-properties officeooo:rsid="0018ad85"/>
    </style:style>
    <style:style style:name="T11" style:family="text">
      <style:text-properties style:font-name="LM Roman 12" officeooo:rsid="0018ad85"/>
    </style:style>
    <style:style style:name="T12" style:family="text">
      <style:text-properties style:font-name="LM Mono 12"/>
    </style:style>
    <style:style style:name="T13" style:family="text">
      <style:text-properties style:font-name="LM Sans 12" officeooo:rsid="0018ad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NU Free Documentation License</text:p>
      <text:p text:style-name="P1"/>
      <text:p text:style-name="P2"><text:s text:c="7"/>Version 1.3, 3 November 2008</text:p>
      <text:p text:style-name="P1"/>
      <text:p text:style-name="P1"/>
      <text:p text:style-name="P2"><text:s/>Copyright <text:span text:style-name="T11">©</text:span> 2000, 2001, 2002, 2007, 2008 <text:s/>Free Software Foundation, Inc.</text:p>
      <text:p text:style-name="P1"/>
      <text:p text:style-name="P2"><text:s text:c="5"/><text:span text:style-name="T12">http://fsf.org/</text:span></text:p>
      <text:p text:style-name="P1"/>
      <text:p text:style-name="P2">Everyone is permitted to copy and distribute verbatim copies of this license document, but changing it is not allowed.</text:p>
      <text:p text:style-name="P1"/>
      <text:p text:style-name="P2"><text:span text:style-name="T1">Preamble</text:span></text:p>
      <text:p text:style-name="P3"/>
      <text:p text:style-name="P3">The purpose of this License is to make a manual, textbook, or other functional and useful document ``free'' in the sense of freedom: to assure everyone the effective freedom to copy and redistribute it, with or without modifying it, either commercially or noncommercially. <text:s/>Secondarily, this License preserves for the author and publisher a way to get credit for their work, while not being considered responsible for modifications made by others.</text:p>
      <text:p text:style-name="P3"/>
      <text:p text:style-name="P3">This License is a kind of “copyleft”, which means that derivative works of the document must themselves be free in the same sense. <text:s/>It complements the GNU General Public License, which is a copyleft license designed for free software.</text:p>
      <text:p text:style-name="P3"/>
      <text:p text:style-name="P3">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3"/>
      <text:p text:style-name="P3"/>
      <text:p text:style-name="P6">1. APPLICABILITY AND DEFINITIONS</text:p>
      <text:p text:style-name="P3"/>
      <text:p text:style-name="P3">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text:span text:style-name="T2">Document</text:span>”, below, refers to any such manual or work. <text:s/>Any member of the public is a licensee, and is addressed as “<text:span text:style-name="T2">you</text:span>”. <text:s/>You accept the license if you copy, modify or distribute the work in a way requiring permission under copyright law.</text:p>
      <text:p text:style-name="P3"/>
      <text:p text:style-name="P3">A “<text:span text:style-name="T2">Modified Version</text:span>” of the Document means any work containing the Document or a portion of it, either <text:soft-page-break/>copied verbatim, or with modifications and/or translated into another language.</text:p>
      <text:p text:style-name="P3"/>
      <text:p text:style-name="P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3"/>
      <text:p text:style-name="P3">The “<text:span text:style-name="T2">Invariant Sections</text:span>”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3"/>
      <text:p text:style-name="P3">The “<text:span text:style-name="T2">Cover Texts</text:span>”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3"/>
      <text:p text:style-name="P3">A “<text:span text:style-name="T2">Transparent</text:span>''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text:s/>An image format is not Transparent if used for any substantial amount of text. <text:s/>A copy that is not “<text:span text:style-name="T3">Transparent</text:span>” is called “<text:span text:style-name="T2">Opaque</text:span>”.</text:p>
      <text:p text:style-name="P3"/>
      <text:p text:style-name="P3">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
      <text:p text:style-name="P3">The “<text:span text:style-name="T2">Title Page</text:span>”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3"/>
      <text:p text:style-name="P3">The “<text:span text:style-name="T2">publisher</text:span>” means any person or entity that distributes copies of the Document to the public.</text:p>
      <text:p text:style-name="P3"/>
      <text:p text:style-name="P3">A section “<text:span text:style-name="T2">Entitled XYZ</text:span>” means a named subunit of the Document whose title either is precisely XYZ or contains XYZ in parentheses following text that translates XYZ in another language. <text:s/>(Here XYZ stands for a specific section name mentioned below, such as “<text:span text:style-name="T2">Acknowledgements</text:span>”, “<text:span text:style-name="T2">Dedications</text:span>”, “<text:span text:style-name="T2">Endorsements</text:span>”, or “<text:span text:style-name="T2">History</text:span>”.) <text:s/>To “<text:span text:style-name="T2">Preserve the Title</text:span>” of such a section when you modify the Document means that it remains a section “Entitled XYZ” according to this definition.</text:p>
      <text:p text:style-name="P3"><text:soft-page-break/></text:p>
      <text:p text:style-name="P3">The Document may include Warranty Disclaimers next to the notice which states that this License applies to the Document. <text:s/>These Warranty Disclaimers are considered to be included by reference in this <text:span text:style-name="T4">L</text:span>icense, but only as regards disclaiming warranties: any other implication that these Warranty Disclaimers may have is void and has no effect on the meaning of this License.</text:p>
      <text:p text:style-name="P3"/>
      <text:p text:style-name="P3"/>
      <text:p text:style-name="P5"><text:span text:style-name="T5">2. VERBATIM COPYING</text:span></text:p>
      <text:p text:style-name="P3"/>
      <text:p text:style-name="P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3.</text:p>
      <text:p text:style-name="P3"/>
      <text:p text:style-name="P3">You may also lend copies, under the same conditions stated above, and you may publicly display copies.</text:p>
      <text:p text:style-name="P3"/>
      <text:p text:style-name="P3"/>
      <text:p text:style-name="P5"><text:span text:style-name="T5">3. COPYING IN QUANTITY</text:span></text:p>
      <text:p text:style-name="P3"/>
      <text:p text:style-name="P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text:s/>Copying with changes limited to the covers, as long as they preserve the title of the Document and satisfy these conditions, can be treated as verbatim copying in other respects.</text:p>
      <text:p text:style-name="P3"/>
      <text:p text:style-name="P3">If the required texts for either cover are too voluminous to fit legibly, you should put the first ones listed (as many as fit reasonably) on the actual cover, and continue the rest onto adjacent pages.</text:p>
      <text:p text:style-name="P3"/>
      <text:p text:style-name="P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s/>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
      <text:p text:style-name="P3">It is requested, but not required, that you contact the authors of the Document well before redistributing any large number of copies, to give them a chance to provide you with an updated version of the Document.</text:p>
      <text:p text:style-name="P3"/>
      <text:p text:style-name="P3"/>
      <text:p text:style-name="P3"/>
      <text:p text:style-name="P6"><text:soft-page-break/>4. MODIFICATIONS</text:p>
      <text:p text:style-name="P3"/>
      <text:p text:style-name="P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3"/>
      <text:p text:style-name="P4">A. Use in the Title Page (and on the covers, if any) a title distinct from that of the Document, and from those of </text:p>
      <text:p text:style-name="P4"><text:s text:c="4"/>previous versions (which should, if there were any, be listed in the History section of the Document). <text:s/>You </text:p>
      <text:p text:style-name="P4"><text:s text:c="4"/>may use the same title as a previous version if the original publisher of that version gives permission.</text:p>
      <text:p text:style-name="P3"/>
      <text:p text:style-name="P4">B. List on the Title Page, as authors, one or more persons or entities responsible for authorship of the </text:p>
      <text:p text:style-name="P4"><text:s text:c="4"/>modifications in the Modified Version, together with at least five of the principal authors of the</text:p>
      <text:p text:style-name="P4"><text:s text:c="4"/>Document (all of its principal authors, if it has fewer than five), unless they release you from this requirement.</text:p>
      <text:p text:style-name="P3"/>
      <text:p text:style-name="P3">C. <text:s/>State on the Title page the name of the publisher of the Modified Version, as the publisher.</text:p>
      <text:p text:style-name="P3"/>
      <text:p text:style-name="P3">D. Preserve all the copyright notices of the Document.</text:p>
      <text:p text:style-name="P3"/>
      <text:p text:style-name="P3">E. Add an appropriate copyright notice for your modifications adjacent to the other copyright notices.</text:p>
      <text:p text:style-name="P3"/>
      <text:p text:style-name="P4">F. Include, immediately after the copyright notices, a license notice giving the public permission to use the </text:p>
      <text:p text:style-name="P4"><text:s text:c="4"/>Modified Version under the terms of this License, in the form shown in the Addendum below.</text:p>
      <text:p text:style-name="P3"/>
      <text:p text:style-name="P4">G. Preserve in that license notice the full lists of Invariant Sections and required Cover Texts given in the </text:p>
      <text:p text:style-name="P4"><text:s text:c="4"/>Document's license notice.</text:p>
      <text:p text:style-name="P3"/>
      <text:p text:style-name="P3">H. Include an unaltered copy of this License.</text:p>
      <text:p text:style-name="P3"/>
      <text:p text:style-name="P4">I. Preserve the section Entitled ``History'', Preserve its Title, and add to it an item stating at least the title,</text:p>
      <text:p text:style-name="P4"><text:s text:c="3"/>year, new authors, and publisher of the Modified Version as given on the Title Page. <text:s/>If there is no section </text:p>
      <text:p text:style-name="P4"><text:s text:c="3"/>Entitled “History” in the Document, create one stating the title, year, authors, and publisher of the Document </text:p>
      <text:p text:style-name="P4"><text:s text:c="3"/>as given on its Title Page, then add an item describing the Modified Version as stated in the previous </text:p>
      <text:p text:style-name="P4"><text:s text:c="3"/>sentence.</text:p>
      <text:p text:style-name="P3"/>
      <text:p text:style-name="P4">J. Preserve the network location, if any, given in the Document for public access to a Transparent copy of the </text:p>
      <text:p text:style-name="P4"><text:s text:c="3"/>Document, and likewise the network locations given in the Document for previous versions it was based on. <text:s/></text:p>
      <text:p text:style-name="P4"><text:s text:c="3"/>These may be placed in the “History” section. You may omit a network location for a work that was published </text:p>
      <text:p text:style-name="P4"><text:s text:c="3"/>at least four years before the Document itself, or if the original publisher of the version it refers to gives </text:p>
      <text:p text:style-name="P4"><text:s text:c="3"/>permission.</text:p>
      <text:p text:style-name="P3"/>
      <text:p text:style-name="P4">K. For any section Entitled “Acknowledgements” or “Dedications”, Preserve the Title of the section, and preserve </text:p>
      <text:p text:style-name="P4"><text:s text:c="4"/>in the section all the substance and tone of each of the contributor acknowledgements and/or dedications</text:p>
      <text:p text:style-name="P4"><text:s text:c="4"/>given therein.</text:p>
      <text:p text:style-name="P3"/>
      <text:p text:style-name="P4">L. Preserve all the Invariant Sections of the Document, unaltered in their text and in their titles. <text:s/>Section</text:p>
      <text:p text:style-name="P4"><text:s text:c="4"/>numbers or the equivalent are not considered part of the section titles.</text:p>
      <text:p text:style-name="P3"><text:soft-page-break/>M. Delete any section Entitled ``Endorsements''. <text:s/>Such a section may not be included in the Modified Version.</text:p>
      <text:p text:style-name="P3"/>
      <text:p text:style-name="P4">N. Do not retitle any existing section to be Entitled “Endorsements” or to conflict in title with any Invariant </text:p>
      <text:p text:style-name="P4"><text:s text:c="4"/>Section.</text:p>
      <text:p text:style-name="P3"/>
      <text:p text:style-name="P3">O. Preserve any Warranty Disclaimers.</text:p>
      <text:p text:style-name="P3"/>
      <text:p text:style-name="P3">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ext:s/>These titles must be distinct from any other section titles.</text:p>
      <text:p text:style-name="P3"/>
      <text:p text:style-name="P3">You may add a section Entitled “Endorsements”, provided it contains nothing but endorsements of your Modified Version by various parties—<text:span text:style-name="T6">for </text:span>example, statements of peer review or that the text has been approved by an organization as the authoritative definition of a standard.</text:p>
      <text:p text:style-name="P3"/>
      <text:p text:style-name="P3">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
      <text:p text:style-name="P3">The author(s) and publisher(s) of the Document do not by this License give permission to use their names for publicity for or to assert or imply endorsement of any Modified Version.</text:p>
      <text:p text:style-name="P3"/>
      <text:p text:style-name="P3"/>
      <text:p text:style-name="P6">5. COMBINING DOCUMENTS</text:p>
      <text:p text:style-name="P3"/>
      <text:p text:style-name="P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
      <text:p text:style-name="P3">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text:s/>Make the same adjustment to the section titles in the list of Invariant Sections in the license notice of the combined work.</text:p>
      <text:p text:style-name="P3"/>
      <text:p text:style-name="P3">In the combination, you must combine any sections Entitled “History” in the various original documents, forming one section Entitled “History”; likewise combine any sections Entitled “Acknowledgements”, and any sections Entitled “Dedications<text:span text:style-name="T6">”</text:span>. <text:s/>You must delete all sections Entitled “Endorsements”.</text:p>
      <text:p text:style-name="P3"/>
      <text:p text:style-name="P3"/>
      <text:p text:style-name="P3"/>
      <text:p text:style-name="P3"/>
      <text:p text:style-name="P6"><text:soft-page-break/>6. COLLECTIONS OF DOCUMENTS</text:p>
      <text:p text:style-name="P3"/>
      <text:p text:style-name="P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
      <text:p text:style-name="P3">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3"/>
      <text:p text:style-name="P3"/>
      <text:p text:style-name="P6">7. AGGREGATION WITH INDEPENDENT WORKS</text:p>
      <text:p text:style-name="P3"/>
      <text:p text:style-name="P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text:s/>When the Document is included in an aggregate, this License does not apply to the other works in the aggregate which are not themselves derivative works of the Document.</text:p>
      <text:p text:style-name="P3"/>
      <text:p text:style-name="P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text:s/>Otherwise they must appear on printed covers that bracket the whole aggregate.</text:p>
      <text:p text:style-name="P3"/>
      <text:p text:style-name="P3"/>
      <text:p text:style-name="P6">8. TRANSLATION</text:p>
      <text:p text:style-name="P3"/>
      <text:p text:style-name="P3">Translation is considered a kind of modification, so you may distribute translations of the Document under the terms of section 4. <text:s/>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3"/>
      <text:p text:style-name="P3">If a section in the Document is Entitled “Acknowledgements”, “Dedications”, or “History”, the requirement (section 4) to Preserve its Title (section 1) will typically require changing the actual title.</text:p>
      <text:p text:style-name="P3"/>
      <text:p text:style-name="P3"/>
      <text:p text:style-name="P6">9. TERMINATION</text:p>
      <text:p text:style-name="P3"/>
      <text:p text:style-name="P3">You may not copy, modify, sublicense, or distribute the Document except as expressly provided under this License. <text:s/>Any attempt otherwise to copy, modify, sublicense, or distribute it is void, and will automatically terminate your rights under this License.</text:p>
      <text:p text:style-name="P3"/>
      <text:p text:style-name="P3"><text:soft-page-break/>However, if you cease all violation of this License, then your license from a particular copyright holder is reinstated (a) provisionally, unless and until the copyright holder explicitly and finally terminates your license, <text:s/>and (b) permanently, if the copyright holder fails to notify you of the violation by some reasonable means prior to 60 days after the cessation.</text:p>
      <text:p text:style-name="P3"/>
      <text:p text:style-name="P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
      <text:p text:style-name="P3">Termination of your rights under this section does not terminate the licenses of parties who have received copies or rights from you under this License. <text:s/>If your rights have been terminated and not permanently reinstated, receipt of a copy of some or all of the same material does not give you any rights to use it.</text:p>
      <text:p text:style-name="P3"/>
      <text:p text:style-name="P3"/>
      <text:p text:style-name="P6">10. FUTURE REVISIONS OF THIS LICENSE</text:p>
      <text:p text:style-name="P3"/>
      <text:p text:style-name="P3">The Free Software Foundation may publish new, revised versions of the GNU Free Documentation License from time to time. <text:s/>Such new versions will be similar in spirit to the present version, but may differ in detail to address new problems or concerns. <text:s/>See <text:span text:style-name="T7">http://www.gnu.org/copyleft/</text:span>.</text:p>
      <text:p text:style-name="P3"/>
      <text:p text:style-name="P3">Each version of the License is given a distinguishing version number. <text:s/>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 <text:s/>If the Document specifies that a proxy can decide which future versions of this License can be used, that proxy's public statement of acceptance of a version permanently authorizes you to choose that version for the Document.</text:p>
      <text:p text:style-name="P3"/>
      <text:p text:style-name="P3"/>
      <text:p text:style-name="P6">11. RELICENSING</text:p>
      <text:p text:style-name="P3"/>
      <text:p text:style-name="P3">“Massive Multiauthor Collaboration Site” (or “MMC Site”) means any World Wide Web server that publishes copyrightable works and also provides prominent facilities for anybody to edit those works. <text:s/>A public wiki that anybody can edit is an example of such a server. <text:s/>A “Massive Multiauthor Collaboration” (or “MMC”) contained in the site means any set of copyrightable works thus published on the MMC site.</text:p>
      <text:p text:style-name="P3"/>
      <text:p text:style-name="P3">“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3"/>
      <text:p text:style-name="P3">“Incorporate” means to publish or republish a Document, in whole or in part, as part of another Document.</text:p>
      <text:p text:style-name="P3"/>
      <text:p text:style-name="P3">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text:soft-page-break/>The operator of an MMC Site may republish an MMC contained in the site under CC-BY-SA on the same site at any time before August 1, 2009, provided the MMC is eligible for relicensing.</text:p>
      <text:p text:style-name="P3"/>
      <text:p text:style-name="P3"/>
      <text:p text:style-name="P6">ADDENDUM: How to use this License for your documents</text:p>
      <text:p text:style-name="P3"/>
      <text:p text:style-name="P3">To use this License in a document you have written, include a copy of the License in the document and put the following copyright and license notices just after the title page:</text:p>
      <text:p text:style-name="P3"><text:span text:style-name="T8"/></text:p>
      <text:p text:style-name="P3"><text:span text:style-name="T8">Copyright </text:span><text:span text:style-name="T13">©</text:span><text:span text:style-name="T8"> <text:s/>YEAR <text:s/>YOUR NAME.</text:span></text:p>
      <text:p text:style-name="P7">Permission is granted to copy, distribute and/or modify this document under the terms of the GNU Free Documentation License, Version 1.3 or any later version published by the Free Software Foundation; with no Invariant Sections, no Front-Cover Texts, and no Back-Cover Texts. <text:s/>A copy of the license is included in the section entitled “GNU Free Documentation License”.</text:p>
      <text:p text:style-name="P3"/>
      <text:p text:style-name="P3">If you have Invariant Sections, Front-Cover Texts and Back-Cover Texts,</text:p>
      <text:p text:style-name="P3">replace the “with…Texts.” line with this:</text:p>
      <text:p text:style-name="P3"/>
      <text:p text:style-name="P7">with the Invariant Sections being LIST THEIR TITLES, with the Front-Cover Texts being LIST, and with the Back-Cover Texts being LIST.</text:p>
      <text:p text:style-name="P3"/>
      <text:p text:style-name="P3">If you have Invariant Sections without Cover Texts, or some other combination of the three, merge those two alternatives to suit the situation.</text:p>
      <text:p text:style-name="P3"/>
      <text:p text:style-name="P3">If your document contains nontrivial examples of program code, we recommend releasing these examples in parallel under your choice of free software license, such as the GNU General Public License, to permit their use in free softwa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Roman 12" svg:font-family="'LM Roman 12'"/>
    <style:font-face style:name="FreeSans1" svg:font-family="FreeSans" style:font-family-generic="swiss"/>
    <style:font-face style:name="LM Sans 12" svg:font-family="'LM Sans 12'" style:font-family-generic="swiss"/>
    <style:font-face style:name="LM Mono 10" svg:font-family="'LM Mono 10'" style:font-pitch="fixed"/>
    <style:font-face style:name="LM Mono 12" svg:font-family="'LM Mono 12'" style:font-pitch="fixed"/>
    <style:font-face style:name="LM Roman 10" svg:font-family="'LM Roman 10'" style:font-pitch="variable"/>
    <style:font-face style:name="LM Roman 121" svg:font-family="'LM Roman 12'" style:font-pitch="variable"/>
    <style:font-face style:name="LM Sans 121" svg:font-family="'LM Sans 12'"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M Roman 12"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M Roman 12"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M Sans 12" fo:font-family="'LM Sans 12'"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M Roman 12" fo:font-family="'LM Roman 12'"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M Roman 12" fo:font-family="'LM Roman 12'"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M Roman 12" fo:font-family="'LM Roman 12'"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02:46:48.868836387</meta:creation-date>
    <dc:date>2015-07-12T04:27:40.436708099</dc:date>
    <meta:editing-duration>PT11M52S</meta:editing-duration>
    <meta:editing-cycles>2</meta:editing-cycles>
    <meta:generator>LibreOffice/4.4.2.2$Linux_X86_64 LibreOffice_project/40m0$Build-2</meta:generator>
    <meta:document-statistic meta:table-count="0" meta:image-count="0" meta:object-count="0" meta:page-count="8" meta:paragraph-count="104" meta:word-count="3688" meta:character-count="22698" meta:non-whitespace-character-count="18960"/>
  </office:meta>
</office:document-meta>
</file>